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3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string" calcext:value-type="string">
            <text:p>2022.7.11</text:p>
          </table:table-cell>
          <table:table-cell office:value-type="string" calcext:value-type="string">
            <text:p>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string" calcext:value-type="string">
            <text:p>2022.7.12</text:p>
          </table:table-cell>
          <table:table-cell office:value-type="string" calcext:value-type="string">
            <text:p>组合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小Z的神奇数列</text:p>
          </table:table-cell>
          <table:table-cell office:value-type="string" calcext:value-type="string">
            <text:p>2022.7.13</text:p>
          </table:table-cell>
          <table:table-cell office:value-type="string" calcext:value-type="string">
            <text:p>常数优化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[HAOI2016]食物链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动态规划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Polya定理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NOI1995]石子合并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关路灯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8]魔力环</text:p>
          </table:table-cell>
          <table:table-cell office:value-type="string" calcext:value-type="string">
            <text:p>2022.7.16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9]幻想乡数学竞赛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数学，生成函数，常数优化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棋盘分割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多少个1?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跑路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动态规划，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幸运数字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离散化，差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[模板]多项式乘法(FFT) 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FFT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访问美术馆</text:p>
          </table:table-cell>
          <table:table-cell office:value-type="string" calcext:value-type="string">
            <text:p>2022.7.19</text:p>
          </table:table-cell>
          <table:table-cell table:style-name="ce6"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FF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二次剩余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杜教筛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D SUM</text:p>
          </table:table-cell>
          <table:table-cell office:value-type="string" calcext:value-type="string">
            <text:p>2022.7.21</text:p>
          </table:table-cell>
          <table:table-cell office:value-type="string" calcext:value-type="string">
            <text:p>数学，莫比乌斯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MtOI2018]情侣？给我烧了！ </text:p>
          </table:table-cell>
          <table:table-cell office:value-type="string" calcext:value-type="string">
            <text:p>2022.7.22</text:p>
          </table:table-cell>
          <table:table-cell office:value-type="string" calcext:value-type="string">
            <text:p>数学，组合计数，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情侣？给我烧了！(加强版 )</text:p>
          </table:table-cell>
          <table:table-cell office:value-type="string" calcext:value-type="string">
            <text:p>2022.7.22</text:p>
          </table:table-cell>
          <table:table-cell office:value-type="string" calcext:value-type="string">
            <text:p>数学，组合计数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Prufer 序列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数学，prufer序列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office:value-type="string" calcext:value-type="string">
            <text:p>2022.7.24</text:p>
          </table:table-cell>
          <table:table-cell office:value-type="string" calcext:value-type="string">
            <text:p>数学，生成函数，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office:value-type="string" calcext:value-type="string">
            <text:p>2022.7.25</text:p>
          </table:table-cell>
          <table:table-cell office:value-type="string" calcext:value-type="string">
            <text:p>数学，prufer序列，组合计数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office:value-type="string" calcext:value-type="string">
            <text:p>2022.7.25</text:p>
          </table:table-cell>
          <table:table-cell office:value-type="string" calcext:value-type="string">
            <text:p>数学，原根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office:value-type="string" calcext:value-type="string">
            <text:p>2022.7.27</text:p>
          </table:table-cell>
          <table:table-cell office:value-type="string" calcext:value-type="string">
            <text:p>数学，中国剩余定理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office:value-type="string" calcext:value-type="string">
            <text:p>2022.7.27</text:p>
          </table:table-cell>
          <table:table-cell office:value-type="string" calcext:value-type="string">
            <text:p>数学，Lucas定理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SHOI2015]超能粒子炮·改</text:p>
          </table:table-cell>
          <table:table-cell office:value-type="string" calcext:value-type="string">
            <text:p>2022.7.27</text:p>
          </table:table-cell>
          <table:table-cell office:value-type="string" calcext:value-type="string">
            <text:p>数学，Lucas定理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string" calcext:value-type="string">
            <text:p>2022.7.28</text:p>
          </table:table-cell>
          <table:table-cell office:value-type="string" calcext:value-type="string">
            <text:p>动态规划，树形DP</text:p>
          </table:table-cell>
          <table:table-cell table:style-name="ce13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3:09:20.758628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7-28T13:12:36.196334790</dc:date>
    <meta:editing-duration>PT6H30M39S</meta:editing-duration>
    <meta:editing-cycles>58</meta:editing-cycles>
    <meta:generator>LibreOffice/6.4.7.2$Linux_X86_64 LibreOffice_project/40$Build-2</meta:generator>
    <meta:document-statistic meta:table-count="1" meta:cell-count="208" meta:object-count="0"/>
  </office:meta>
</office:document-meta>
</file>